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80000001FA19F6A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1pt" style:font-size-asian="11pt" style:font-size-complex="11pt"/>
    </style:style>
    <style:style style:name="P2" style:family="paragraph" style:parent-style-name="Standard" style:list-style-name="L1">
      <style:paragraph-properties fo:line-height="150%" fo:text-align="justify" style:justify-single-word="false"/>
      <style:text-properties fo:font-size="11pt" style:font-size-asian="11pt" style:font-size-complex="11pt"/>
    </style:style>
    <style:style style:name="P3" style:family="paragraph" style:parent-style-name="Standard" style:list-style-name="L2">
      <style:paragraph-properties fo:line-height="150%" fo:text-align="justify" style:justify-single-word="false"/>
      <style:text-properties fo:font-size="11pt" style:font-size-asian="11pt" style:font-size-complex="11pt"/>
    </style:style>
    <style:style style:name="P4" style:family="paragraph" style:parent-style-name="Standard" style:list-style-name="L3">
      <style:paragraph-properties fo:line-height="150%" fo:text-align="justify" style:justify-single-word="false"/>
      <style:text-properties fo:font-size="11pt" style:font-size-asian="11pt" style:font-size-complex="11pt"/>
    </style:style>
    <style:style style:name="P5" style:family="paragraph" style:parent-style-name="Standard">
      <style:paragraph-properties fo:line-height="150%" fo:text-align="justify" style:justify-single-word="false"/>
      <style:text-properties fo:font-size="11pt" officeooo:paragraph-rsid="00097aab" style:font-size-asian="11pt" style:font-size-complex="11pt"/>
    </style:style>
    <style:style style:name="P6" style:family="paragraph" style:parent-style-name="Standard">
      <style:paragraph-properties fo:line-height="150%" fo:text-align="justify" style:justify-single-word="false"/>
      <style:text-properties fo:font-size="11pt" fo:language="es" fo:country="ES" officeooo:paragraph-rsid="00097aab" style:font-size-asian="11pt" style:font-size-complex="11pt"/>
    </style:style>
    <style:style style:name="P7" style:family="paragraph" style:parent-style-name="Standard">
      <style:paragraph-properties fo:line-height="150%" fo:text-align="justify" style:justify-single-word="false"/>
      <style:text-properties officeooo:paragraph-rsid="00097aab"/>
    </style:style>
    <style:style style:name="P8" style:family="paragraph" style:parent-style-name="Standard">
      <style:paragraph-properties fo:line-height="150%" fo:text-align="justify" style:justify-single-word="false"/>
      <style:text-properties fo:font-style="italic" officeooo:paragraph-rsid="00097aab" style:font-style-asian="italic" style:font-style-complex="italic"/>
    </style:style>
    <style:style style:name="P9" style:family="paragraph" style:parent-style-name="Standard">
      <style:paragraph-properties fo:line-height="150%" fo:text-align="justify" style:justify-single-word="false"/>
      <style:text-properties fo:font-style="normal" officeooo:paragraph-rsid="00097aab" style:font-style-asian="normal" style:font-style-complex="normal"/>
    </style:style>
    <style:style style:name="P10" style:family="paragraph" style:parent-style-name="Standard">
      <style:paragraph-properties fo:line-height="150%" fo:text-align="justify" style:justify-single-word="false"/>
      <style:text-properties fo:language="es" fo:country="ES" officeooo:paragraph-rsid="00097aab"/>
    </style:style>
    <style:style style:name="P11" style:family="paragraph" style:parent-style-name="Standard">
      <style:paragraph-properties fo:line-height="150%" fo:text-align="justify" style:justify-single-word="false" fo:break-before="page"/>
      <style:text-properties fo:font-size="11pt" fo:language="es" fo:country="ES" officeooo:paragraph-rsid="00097aab" style:font-size-asian="11pt" style:font-size-complex="11pt"/>
    </style:style>
    <style:style style:name="P12" style:family="paragraph" style:parent-style-name="Default">
      <style:paragraph-properties fo:line-height="150%" fo:text-align="justify" style:justify-single-word="false"/>
      <style:text-properties style:font-name="Liberation Serif" fo:font-size="11pt" fo:language="es" fo:country="ES" officeooo:paragraph-rsid="00097aab" style:font-size-asian="11pt" style:font-size-complex="11pt"/>
    </style:style>
    <style:style style:name="P13" style:family="paragraph" style:parent-style-name="Default">
      <style:paragraph-properties fo:line-height="100%" fo:text-align="justify" style:justify-single-word="false"/>
      <style:text-properties style:font-name="Liberation Serif" fo:font-size="11pt" fo:language="es" fo:country="ES" officeooo:paragraph-rsid="00097aab" style:font-size-asian="11pt" style:font-size-complex="11pt"/>
    </style:style>
    <style:style style:name="P14" style:family="paragraph" style:parent-style-name="Default">
      <style:paragraph-properties fo:margin-left="0cm" fo:margin-right="0cm" fo:margin-top="0cm" fo:margin-bottom="0cm" loext:contextual-spacing="false" fo:line-height="90%" fo:text-align="end" style:justify-single-word="false" fo:text-indent="0cm" style:auto-text-indent="false">
        <style:tab-stops>
          <style:tab-stop style:position="2.011cm"/>
          <style:tab-stop style:position="4.022cm"/>
          <style:tab-stop style:position="6.033cm"/>
          <style:tab-stop style:position="8.043cm"/>
          <style:tab-stop style:position="10.054cm"/>
          <style:tab-stop style:position="12.065cm"/>
          <style:tab-stop style:position="14.076cm"/>
          <style:tab-stop style:position="16.087cm"/>
          <style:tab-stop style:position="18.098cm"/>
          <style:tab-stop style:position="20.108cm"/>
          <style:tab-stop style:position="22.119cm"/>
          <style:tab-stop style:position="24.13cm"/>
        </style:tab-stops>
      </style:paragraph-properties>
      <style:text-properties fo:font-size="11pt" style:font-size-asian="11pt" style:font-size-complex="11pt"/>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ize="11pt" fo:language="es" fo:country="ES" style:font-size-asian="11pt" style:font-size-complex="11pt"/>
    </style:style>
    <style:style style:name="T2" style:family="text">
      <style:text-properties fo:font-size="11pt" fo:language="es" fo:country="ES" fo:font-style="italic" style:font-size-asian="11pt" style:font-style-asian="italic" style:font-size-complex="11pt" style:font-style-complex="italic"/>
    </style:style>
    <style:style style:name="T3" style:family="text">
      <style:text-properties officeooo:rsid="00097aab"/>
    </style:style>
    <style:style style:name="T4" style:family="text">
      <style:text-properties fo:font-weight="bold" style:font-weight-asian="bold" style:font-weight-complex="bold"/>
    </style:style>
    <style:style style:name="T5" style:family="text">
      <style:text-properties fo:color="#000000" style:text-outline="false" style:text-line-through-style="none" style:text-line-through-type="none" style:font-name="Calibri" fo:font-size="16pt" fo:letter-spacing="normal" fo:font-style="normal" fo:text-shadow="none" style:text-underline-style="none" fo:font-weight="normal" style:letter-kerning="true" style:font-size-asian="16pt" style:font-style-asian="normal" style:font-weight-asian="normal" style:text-emphasize="none"/>
    </style:style>
    <style:style style:name="T6" style:family="text">
      <style:text-properties fo:color="#000000" style:text-outline="false" style:text-line-through-style="none" style:text-line-through-type="none" style:font-name="Calibri" fo:font-size="16pt" fo:letter-spacing="normal" fo:font-style="normal" fo:text-shadow="none" style:text-underline-style="none" fo:font-weight="bold" style:letter-kerning="true" style:font-size-asian="16pt" style:font-style-asian="normal" style:font-weight-asian="bold" style:text-emphasize="none"/>
    </style:style>
    <style:style style:name="T7" style:family="text">
      <style:text-properties fo:color="#000000" style:text-outline="false" style:text-line-through-style="none" style:text-line-through-type="none" style:font-name="Calibri" fo:font-size="16pt" fo:letter-spacing="normal" fo:font-style="italic" fo:text-shadow="none" style:text-underline-style="none" fo:font-weight="normal" style:letter-kerning="true" style:font-size-asian="16pt" style:font-style-asian="italic" style:font-weight-asian="normal" style:text-emphasize="none"/>
    </style:style>
    <style:style style:name="T8" style:family="text">
      <style:text-properties fo:color="#000000" style:text-outline="false" style:text-line-through-style="none" style:text-line-through-type="none" style:font-name="Calibri" fo:font-size="12pt" fo:letter-spacing="normal" fo:font-style="normal" fo:text-shadow="none" style:text-underline-style="none" fo:font-weight="normal" style:letter-kerning="true" style:font-size-asian="12pt" style:font-style-asian="normal" style:font-weight-asian="normal" style:text-emphasize="none"/>
    </style:style>
    <style:style style:name="T9" style:family="text">
      <style:text-properties fo:color="#000000" style:text-outline="false" style:text-line-through-style="none" style:text-line-through-type="none" style:font-name="Calibri" fo:letter-spacing="normal" fo:font-style="normal" fo:text-shadow="none" style:text-underline-style="none" fo:font-weight="normal" style:letter-kerning="true" style:font-style-asian="normal" style:font-weight-asian="normal" style:text-emphasize="none"/>
    </style:style>
    <style:style style:name="T10" style:family="text">
      <style:text-properties fo:color="#000000" style:text-outline="false" style:text-line-through-style="none" style:text-line-through-type="none" style:font-name="Calibri" fo:letter-spacing="normal" fo:font-style="normal" fo:text-shadow="none" style:text-underline-style="none" fo:font-weight="bold" style:letter-kerning="true" style:font-style-asian="normal" style:font-weight-asian="bold" style:text-emphasize="none"/>
    </style:style>
    <style:style style:name="T11" style:family="text">
      <style:text-properties fo:color="#000000" style:text-outline="false" style:text-line-through-style="none" style:text-line-through-type="none" style:font-name="Calibri" fo:letter-spacing="normal" fo:font-style="italic" fo:text-shadow="none" style:text-underline-style="none" fo:font-weight="normal" style:letter-kerning="true" style:font-style-asian="italic" style:font-weight-asian="normal" style:text-emphasize="none"/>
    </style:style>
    <style:style style:name="T12" style:family="text">
      <style:text-properties fo:color="#000000" style:text-outline="false" style:text-line-through-style="none" style:text-line-through-type="none" style:font-name="Mangal" fo:font-size="18pt" fo:font-style="normal" fo:text-shadow="none" style:text-underline-style="none" fo:font-weight="normal" style:letter-kerning="true" style:font-size-asian="18pt" style:font-style-asian="normal" style:font-weight-asian="normal" style:text-emphasize="none"/>
    </style:style>
    <style:style style:name="T13" style:family="text">
      <style:text-properties fo:color="#000000" style:text-outline="false" style:text-line-through-style="none" style:text-line-through-type="none" style:font-name="Mangal" fo:font-style="normal" fo:text-shadow="none" style:text-underline-style="none" fo:font-weight="normal" style:letter-kerning="true" style:font-style-asian="normal" style:font-weight-asian="normal" style:text-emphasize="none"/>
    </style:style>
    <style:style style:name="T14"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 style:family="text">
      <style:text-properties fo:color="#000000" style:text-outline="false" style:text-line-through-style="none" style:text-line-through-type="none" fo:letter-spacing="normal" fo:font-style="normal" fo:text-shadow="none" style:text-underline-style="none" fo:font-weight="normal" officeooo:rsid="00097aab" style:letter-kerning="true" style:font-style-asian="normal" style:font-weight-asian="normal" style:text-emphasize="none"/>
    </style:style>
    <style:style style:name="T16" style:family="text">
      <style:text-properties fo:color="#000000" style:text-outline="false" style:text-line-through-style="none" style:text-line-through-type="none" fo:letter-spacing="normal" fo:font-style="normal" fo:text-shadow="none" style:text-underline-style="none" fo:font-weight="bold" style:letter-kerning="true" style:font-style-asian="normal" style:font-weight-asian="bold" style:text-emphasize="none"/>
    </style:style>
    <style:style style:name="T17" style:family="text">
      <style:text-properties fo:color="#000000" style:text-outline="false" style:text-line-through-style="none" style:text-line-through-type="none" fo:letter-spacing="normal" fo:font-style="italic" fo:text-shadow="none" style:text-underline-style="none" fo:font-weight="normal" style:letter-kerning="true" style:font-style-asian="italic" style:font-weight-asian="normal" style:text-emphasize="none"/>
    </style:style>
    <style:style style:name="T18"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9" style:family="text">
      <style:text-properties fo:color="#000000" style:text-outline="false" style:text-line-through-style="none" style:text-line-through-type="none" style:font-name="Liberation Serif" fo:font-style="normal" fo:text-shadow="none" style:text-underline-style="none" fo:font-weight="normal" style:letter-kerning="true" style:font-style-asian="normal" style:font-weight-asian="normal" style:text-emphasize="none"/>
    </style:style>
    <style:style style:name="T20"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list-style-name="L4">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fo:clip="rect(0cm, 0cm, 0cm, 0cm)" style:mirror="none"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amos a contaros que es el software libre y que características debe cumplir para que se considere como tal.</text:p>
      <text:p text:style-name="P1"/>
      <text:p text:style-name="P1">Para que un programa se pueda considerar Software Libre ha de cumplir las <text:span text:style-name="T4">4 libertades</text:span>:</text:p>
      <text:p text:style-name="P1"/>
      <text:list xml:id="list2240595207910780581" text:style-name="L1">
        <text:list-item>
          <text:p text:style-name="P2">La libertad 0 es la libertad de usar el programa con cualquier propósito.</text:p>
        </text:list-item>
        <text:list-item>
          <text:p text:style-name="P2">La libertad 1 es la libertad de estudiar cómo funciona el programa y adaptarlo a tus necesidades.</text:p>
        </text:list-item>
        <text:list-item>
          <text:p text:style-name="P2">La libertad 2 es la libertad de distribuir copias y así ayudar a otras personas que lo necesiten, ya sea de forma gratuita o a cambio del pago de un precio.</text:p>
        </text:list-item>
        <text:list-item>
          <text:p text:style-name="P2">Y por último, pero no por ello menos importante, la libertad 3, que es la libertad de mejorar el programa y hacer públicas esas mejoras, para que así el resto de la comunidad pueda aprovecharlas.</text:p>
        </text:list-item>
      </text:list>
      <text:p text:style-name="P1"/>
      <text:list xml:id="list1332737792310703329" text:style-name="L2">
        <text:list-item>
          <text:p text:style-name="P3">Tanto la libertad 1 como la 3 implican conocer y tener acceso al código fuente de dicho programa para poder estudiarlo y modificarlo.</text:p>
        </text:list-item>
      </text:list>
      <text:list xml:id="list155735776967793150" text:style-name="L3">
        <text:list-item>
          <text:p text:style-name="P4">Todo programa que cumpla estas 4 libertades... es SOFTWARE LIBRE.</text:p>
        </text:list-item>
      </text:list>
      <text:p text:style-name="P1"/>
      <text:p text:style-name="P5"><text:span text:style-name="T3">Ahora o</text:span>s vamos a contar cuál fue el <text:span text:style-name="T4">origen del Software Libre</text:span>.</text:p>
      <text:p text:style-name="P5"/>
      <text:p text:style-name="P5">Richard Matthew Stallman, programador estadounidense que trabajó en el Laboratorio de Inteligencia Artificial del MIT, el Massachusetts Institute of Technology, creó en 1983 una nueva comunidad en la que compartir y ayudar a los demás no fuera ilegal. Para ello, escribió un nuevo sistema operativo completo y libre para todos... Lo llamó GNU, pronunciado “ÑU”.</text:p>
      <text:p text:style-name="P5"/>
      <text:p text:style-name="P5">En 1985 fundó la organización sin ánimo de lucro Free Software Foundation, para difundir el movimiento del software libre, e inventó el concepto de COPY-LEFT, cuyo objetivo es permitir la libre distribución de copias y versiones modificadas de un trabajo, exigiendo que los mismos derechos sean preservados en las futuras versiones modificadas. Se aplica a programas informáticos, obras de arte, cultura, ciencia o cualquier tipo de obra o trabajo creativo que sea regido por el derecho de autor.</text:p>
      <text:p text:style-name="P5"/>
      <text:p text:style-name="P5">En 1991, un estudiante de la Universidad de Helsinki de 21 años llamado Linus Torvalds liberó el código de un núcleo de sistema operativo (kernel) que había desarrollado y al que llamó Linux. El uso de una licencia libre ha permitido que miles personas de todo el mundo contribuyan para solucionar errores, añadir nuevas funcionalidades y mejorarlo cada vez más.</text:p>
      <text:p text:style-name="P5"/>
      <text:p text:style-name="P5">La unión del kernel Linux y las herramientas GNU dan lugar a un sistema operativo completo utilizado en millones de ordenadores y dispositivos. La fuerza está en la comunidad de usuarios y desarrolladores que lo utilizan día a día.</text:p>
      <text:p text:style-name="P5"/>
      <text:p text:style-name="P6"/>
      <text:p text:style-name="P11"><text:span text:style-name="T3">V</text:span>amos a contaros cuales son las <text:span text:style-name="T4">licencias</text:span> más utilizadas en el Software Libre y que implicaciones tienen.</text:p>
      <text:p text:style-name="P6"/>
      <text:p text:style-name="P6">La licencia más ampliamente usada en el mundo del software libre, aunque existen más, es la Licencia Pública General de GNU, más conocida como GPL. Fue creada por Richard Stallman, fundador del movimiento del Software Libre. Esta licencia es una de las llamadas “víricas” ya que, además de garantizar a los usuarios finales las 4 libertades del software libre, también obliga a que las obras derivadas se publiquen bajo esta misma licencia u otra similar. De esta manera se evita que un individuo o empresa se apropie del código fuente y lo reutilice y mejore sin que estos cambios contribuyan a la comunidad.</text:p>
      <text:p text:style-name="P6">No debemos olvidarnos de Creative Commons, una organización sin ánimo de lucro que ha preparado una serie de licencias que permiten usar y compartir la creatividad y el conocimiento a través de una serie de instrumentos jurídicos de carácter gratuito. De manera que el autor de una obra, puede otorgar permiso al público en general, de compartir y usar su trabajo creativo bajo los términos y condiciones que elija, de una manera simple y estandarizada. Podemos decir que Copy-Left, GPL y Creative Commons son complementarias entre sí.</text:p>
      <text:p text:style-name="P6">En los enlaces de las diapositivas podéis encontrar las licencias que hemos comentado.</text:p>
      <text:p text:style-name="P6"/>
      <text:p text:style-name="P7"><text:span text:style-name="T1">Todavía se confunde Software Libre con Software Gratuito, quizás porque en inglés ambos se escriben como </text:span><text:span text:style-name="T2">Free Software</text:span><text:span text:style-name="T1">. Afortunadamente en castellano no tenemos este problema, ya que disponemos de dos palabras distintas, en inglés para diferenciar los dos conceptos utilizan dos ejemplos, como dijo Richard Stallman: </text:span></text:p>
      <text:p text:style-name="P8"><text:span text:style-name="T1">“</text:span>Free software is a matter of liberty, not price. To understand the concept, you should think of free as in free speech, not as in free beer.<text:span text:style-name="T1">” </text:span></text:p>
      <text:p text:style-name="P9"><text:span text:style-name="T1">Que se traduciría en:</text:span></text:p>
      <text:p text:style-name="P8"><text:span text:style-name="T1">“El software libre es una cuestión de libertad, no de precio. Para entender el concepto, tienes que pensar en libre como en libertad de expresión, no como en cerveza gratis”</text:span></text:p>
      <text:p text:style-name="P6">Aunque el modelo de Software Libre tiende a la gratuidad, no es esa su esencia. Lo que define al SL es que de manera legal y sin incurrir en ningún delito, permita las 4 libertades.</text:p>
      <text:p text:style-name="P6"/>
      <text:p text:style-name="P6">Hay otro movimiento del que debemos hablar: el Open Source o Código Abierto. ¿Es lo mismo que el Software Libre? En la práctica ambos lo son, acceso al código fuente, capacidad de modificarlo y redistribuirlo, etc., pero se diferencian en su ideología: mientras que el Software Libre apuesta por la libertad de los usuarios, el Open Source argumenta que estos métodos son más eficientes y por tanto los utiliza para buscar el mayor beneficio.</text:p>
      <text:p text:style-name="P6"/>
      <text:p text:style-name="P6"/>
      <text:p text:style-name="P11"><text:span text:style-name="T3">O</text:span>s vamos a contar donde se puede encontrar <text:span text:style-name="T4">Software Libre en el mundo real</text:span>, quien lo usa y como puedes conseguirlo.</text:p>
      <text:p text:style-name="P6"/>
      <text:p text:style-name="P6">Está presente en muchos más sitios de los que imaginamos. Por ejemplo: en el sistema Android que utilizan los smartphones, en las redes sociales como Facebook y Twitter, en Wikipedia, en la Bolsa de Londres, en los sistemas de la NASA, en más del 90% de los servidores del mundo, en grandes supercomputadoras, en administraciones públicas, como el Ayuntamiento de Zaragoza o el de Munich, etc.</text:p>
      <text:p text:style-name="P6"/>
      <text:p text:style-name="P6">¿ES POSIBLE VIVIR DEL SOFTWARE LIBRE?</text:p>
      <text:p text:style-name="P6">Por supuesto. Vender software no quiere decir que los programas tengan que ser un producto cerrado. Un claro ejemplo sería Red-Hat, la compañía responsable de la creación y mantenimiento de la distribución de un sistema operativo libre que lleva el mismo nombre, que basa principalmente su modelo de negocio en el soporte técnico y el mantenimiento que ofrece.</text:p>
      <text:p text:style-name="P6">El Software Libre también favorece el tejido empresarial local, ya que si una empresa necesita una nueva funcionalidad en un programa que es libre, puede desarrollarla en la propia empresa o encargarlo a un desarrollador de la zona, ya que al estar publicado el código fuente cualquiera puede tener acceso al él.</text:p>
      <text:p text:style-name="P10"/>
      <text:p text:style-name="P6">¿DE DÓNDE PODEMOS DESCARGARNOS SOFTWARE LIBRE?</text:p>
      <text:p text:style-name="P6">Podemos obtener software libre de distintas maneras, podemos descargarlo de Internet de la propia página del desarrollador. También podemos encontrar el software en los repositorios de las distintas distribuciones, lo que facilita la instalación ya que permite instalar todo el software desde el mismo sitio y asegura que no contiene malware. También existen repositorios de aplicaciones gestionados por entidades vinculadas al Software Libre, como el de la OSLUZ.</text:p>
      <text:p text:style-name="P6">Otra manera de obtener software libre es comprarlo, ya sea comprando un dispositivo (ordenador, portátil, móvil) en el que ya venga instalado o comprando el software directamente.</text:p>
      <text:p text:style-name="P6">Por último, también puedes conseguir Software Libre desarrollándolo tu mismo.</text:p>
      <text:p text:style-name="P6"/>
      <text:p text:style-name="P6"/>
      <text:p text:style-name="P12"/>
      <text:p text:style-name="P12"/>
      <text:p text:style-name="P12"/>
      <text:p text:style-name="P12"/>
      <text:p text:style-name="P12"/>
      <text:p text:style-name="P12"/>
      <text:p text:style-name="P12"/>
      <text:p text:style-name="P13"><text:span text:style-name="T15">B</text:span><text:span text:style-name="T14">asad</text:span><text:span text:style-name="T15">o</text:span><text:span text:style-name="T14"> en: </text:span><text:span text:style-name="T16">Software Libre: Ofimática con OpenOffice. </text:span><text:span text:style-name="T17">Ruth Aznar, Javier Esteban, Ana Lucía Esteban, Eduardo Fiat, Eduardo Romero, Lorena Rouget, María Luisa Sein-Echaluce, Alejandro Suárez. </text:span><text:span text:style-name="T14">2016.</text:span></text:p>
      <text:p text:style-name="P14"><draw:frame text:anchor-type="paragraph" draw:z-index="0" draw:name="Picture 8" draw:style-name="gr1" draw:text-style-name="P15" svg:width="2.329cm" svg:height="0.821cm" svg:x="0.072cm" svg:y="0.111cm"><draw:image xlink:href="Pictures/10000000000000580000001FA19F6A47.png" xlink:type="simple" xlink:show="embed" xlink:actuate="onLoad"><text:p/></draw:image></draw:frame><text:span text:style-name="T20">Obra sujeta a la licencia Reconocimiento-CompartirIgual 4.0 Internacional de Creative Commons. Ver una copia de esta licencia en </text:span><text:a xlink:type="simple" xlink:href="http://creativecommons.org/licenses/by-sa/4.0/" text:style-name="Internet_20_link" text:visited-style-name="Visited_20_Internet_20_Link">http://creativecommons.org/licenses/by-sa/4.0/</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nos" svg:font-family="Tinos"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DejaVu Sans Condensed" style:font-family-asian="'DejaVu Sans Condensed'"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_7e_LT_7e_Gliederung_20_1" style:display-name="master~LT~Gliederung 1" style:family="paragraph" style:default-outline-level="">
      <style:paragraph-properties fo:margin-left="0cm" fo:margin-right="0cm" fo:margin-top="0cm" fo:margin-bottom="0.453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_7e_LT_7e_Gliederung_20_2" style:display-name="master~LT~Gliederung 2" style:family="paragraph" style:parent-style-name="master_7e_LT_7e_Gliederung_20_1" style:default-outline-level="">
      <style:paragraph-properties fo:margin-left="0cm" fo:margin-right="0cm" fo:margin-top="0cm" fo:margin-bottom="0.362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_7e_LT_7e_Gliederung_20_3" style:display-name="master~LT~Gliederung 3" style:family="paragraph" style:parent-style-name="master_7e_LT_7e_Gliederung_20_2" style:default-outline-level="">
      <style:paragraph-properties fo:margin-left="0cm" fo:margin-right="0cm" fo:margin-top="0cm" fo:margin-bottom="0.272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_7e_LT_7e_Gliederung_20_4" style:display-name="master~LT~Gliederung 4" style:family="paragraph" style:parent-style-name="master_7e_LT_7e_Gliederung_20_3" style:default-outline-level="">
      <style:paragraph-properties fo:margin-left="0cm" fo:margin-right="0cm" fo:margin-top="0cm" fo:margin-bottom="0.182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5" style:display-name="master~LT~Gliederung 5" style:family="paragraph" style:parent-style-name="master_7e_LT_7e_Gliederung_20_4"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6" style:display-name="master~LT~Gliederung 6" style:family="paragraph" style:parent-style-name="master_7e_LT_7e_Gliederung_20_5"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7" style:display-name="master~LT~Gliederung 7" style:family="paragraph" style:parent-style-name="master_7e_LT_7e_Gliederung_20_6"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8" style:display-name="master~LT~Gliederung 8" style:family="paragraph" style:parent-style-name="master_7e_LT_7e_Gliederung_20_7"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7e_LT_7e_Gliederung_20_9" style:display-name="master~LT~Gliederung 9" style:family="paragraph" style:parent-style-name="master_7e_LT_7e_Gliederung_20_8"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_7e_LT_7e_Titel" style:display-name="master~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Condensed" style:font-family-asian="'DejaVu Sans Condensed'"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_7e_LT_7e_Untertitel" style:display-name="master~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_7e_LT_7e_Notizen" style:display-name="master~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Condensed" style:font-family-asian="'DejaVu Sans Condensed'"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_7e_LT_7e_Hintergrundobjekte" style:display-name="master~LT~Hintergrundobjekte" style:family="paragraph" style:default-outline-level="">
      <style:paragraph-properties fo:text-align="start" style:justify-single-word="false" fo:orphans="2" fo:widows="2" style:writing-mode="lr-tb"/>
      <style:text-properties style:font-name="Tinos" fo:font-family="Tinos"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_7e_LT_7e_Hintergrund" style:display-name="master~LT~Hintergrund" style:family="paragraph" style:default-outline-level="">
      <style:paragraph-properties fo:text-align="start" style:justify-single-word="false" fo:orphans="2" fo:widows="2" style:writing-mode="lr-tb"/>
      <style:text-properties style:font-name="Tinos" fo:font-family="Tinos"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Condensed" style:font-family-asian="'DejaVu Sans Condensed'"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nos" fo:font-family="Tinos"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nos" fo:font-family="Tinos" style:font-family-generic="roman" style:font-pitch="variable" fo:font-size="12pt" style:letter-kerning="true" style:font-name-asian="DejaVu Sans Condensed" style:font-family-asian="'DejaVu Sans Condensed'"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6pt" fo:font-style="normal" fo:text-shadow="none" style:text-underline-style="none" fo:font-weight="normal" style:letter-kerning="true" style:font-name-asian="DejaVu Sans Condensed" style:font-family-asian="'DejaVu Sans Condensed'"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cm" fo:margin-bottom="0.453cm" loext:contextual-spacing="false"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Condensed" style:font-family-asian="'DejaVu Sans Condensed'"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cm" fo:margin-bottom="0.362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cm" fo:margin-bottom="0.272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cm" fo:margin-bottom="0.182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cm" fo:margin-bottom="0.09cm" loext:contextual-spacing="false" fo:text-indent="0cm" style:auto-text-indent="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no_20_tiene_20_relleno_20_o_20_lineas" style:display-name="Objeto no tiene relleno o lineas"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9:28:49.077303198</meta:creation-date>
    <dc:date>2017-03-29T15:45:16.098839728</dc:date>
    <meta:editing-duration>PT56M48S</meta:editing-duration>
    <meta:editing-cycles>6</meta:editing-cycles>
    <meta:generator>LibreOffice/4.3.3.2$Linux_X86_64 LibreOffice_project/430m0$Build-2</meta:generator>
    <meta:document-statistic meta:table-count="0" meta:image-count="0" meta:object-count="0" meta:page-count="3" meta:paragraph-count="34" meta:word-count="1208" meta:character-count="7397" meta:non-whitespace-character-count="6227"/>
  </office:meta>
</office:document-meta>
</file>